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85.8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47.7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2" table:default-cell-style-name="ce1"/>
        <table:table-column table:style-name="co3" table:default-cell-style-name="Default"/>
        <table:table-row table:style-name="ro1">
          <table:table-cell table:style-name="ce1" office:value-type="string" calcext:value-type="string">
            <text:p>TEST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table:style-name="ce1" office:value-type="string" calcext:value-type="string">
            <text:p>Cmd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return_initial_cmds_as_available_cmd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should_change_available_cmds_if_state_change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table:style-name="ce1" office:value-type="string" calcext:value-type="string">
            <text:p>RollCmdEmptyLand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return_available_cmds_after_roll_to_emptyland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ew gamemap place and so on</text:p>
          </table:table-cell>
        </table:table-row>
        <table:table-row table:style-name="ro1">
          <table:table-cell office:value-type="string" calcext:value-type="string">
            <text:p>should_change_money_and_add_land_and_change_land_owner_after_have_enough_money_to_sayYes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ock junit 冲突？？？</text:p>
          </table:table-cell>
        </table:table-row>
        <table:table-row table:style-name="ro1">
          <table:table-cell office:value-type="string" calcext:value-type="string">
            <text:p>should_not_change_when_no_enough_money_to_sayYe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hould_change_available_cmds_after_say_yes_or_no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Option.empty instead of null</text:p>
          </table:table-cell>
        </table:table-row>
        <table:table-row table:style-name="ro1">
          <table:table-cell office:value-type="string" calcext:value-type="string">
            <text:p>should_not_change_available_cmds_after_wrong_cmd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table:style-name="ce1" office:value-type="string" calcext:value-type="string">
            <text:p>RollCmdOwnLand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return_available_cmds_after_roll_to_ownland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change_money_and_change_land_level_after_have_enough_money_and_land_level_to_sayYes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not_change_when_no_enough_money_to_sayYes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not_change_when_land_level_is_maxlevel_to_sayYes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change_available_cmds_after_say_yes_or_no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not_change_available_cmds_after_wrong_cmd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RollCmdGiftRoom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return_available_cmds_after_roll_to_giftroom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change_money_when_chose_one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change_point_when_chose_two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get_god_when_chose_three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change_available_cmds_after_chose_or_wrong_cmd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RollCmdOthersLand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not_change_available_cmds_after_roll_to_othersland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change_my_money_and_others_money_when_have_enough_money_to_pay_bill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gameover_when_no_enough_money_to_pay_bill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RollCmdStartingPoint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not_change_available_cmds_after_roll_to_startingpoint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RollCmdMagicRoom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not_change_available_cmds_after_roll_to_magicroom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RollCmdHospital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not_change_available_cmds_after_roll_to_hospital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RollCmdPrison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not_change_available_cmds_after_roll_to_prison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change_prison_days_when_roll_to_prison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RollCmdMine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not_change_available_cmds_after_roll_to_mine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gain_point_when_roll_to_mine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RollCmdToolRoom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not_change_available_cmds_after_roll_to_toolroom_and_no_enough_point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return_available_cmds_after_roll_to_toolroom_and_have_enough_point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change_point_and_toolsnum_when_have_enough_point_to_chose_one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change_point_and_toolsnum_when_have_enough_point_to_chose_two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change_point_and_toolsnum_when_have_enough_point_to_chose_three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not_change_available_cmds_when_no_enough_point_or_space_to_buy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not_change_available_cmds_after_chose_or_wrong_cmd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change_available_cmds_after_chose_exit_cmd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lockCmd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not_change_available_cmds_after_block_cmd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change_toolsnum_and_landstatus_after_block_success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not_change_when_no_tool_to_user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not_change_when_player_or_tool_on_the_target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not_change_when_target_faraway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ombCmd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not_change_available_cmds_after_bomb_cmd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change_toolsnum_and_landstatus_after_bomb_success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not_change_when_no_tool_to_user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not_change_when_player_or_tool_on_the_target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not_change_when_target_faraway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RobotCmd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not_change_available_cmds_after_robot_cmd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change_toolsnum_and_mapstatus_after_robot_success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not_change_when_no_tool_to_use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ellCmd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not_change_available_cmds_after_sell_cmd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change_landnum_and_landowner_and_landlevel_and_money_after_sell_success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not_change_when_no_land_to_sell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ellToolCmd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not_change_available_cmds_after_selltool_cmd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change_toolsnum_and_point_after_selltool_success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not_change_when_no_tool_to_sell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QueryCmd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not_change_available_cmds_after_query_cmd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elpCmd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not_change_available_cmds_after_help_cmd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RichCmd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change_available_cmds_after_rich_cmd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change_available_cmds_after_initial_money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change_available_cmds_after_initial_players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GameMap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return_land_when_get_by_position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stop_when_encounter_block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goto_hospital_when_encounter_bomb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Total</text:p>
          </table:table-cell>
          <table:table-cell table:formula="of:=SUM([.B2:.B84])" office:value-type="float" office:value="303" calcext:value-type="float">
            <text:p>303</text:p>
          </table:table-cell>
          <table:table-cell table:formula="of:=SUM([.C2:.C84])" office:value-type="float" office:value="111" calcext:value-type="float">
            <text:p>111</text:p>
          </table:table-cell>
          <table:table-cell/>
        </table:table-row>
        <table:table-row table:style-name="ro1" table:number-rows-repeated="59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6">00/00/0000</text:date>, <text:time style:data-style-name="N2" text:time-value="22:07:50.038329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5T15:32:55.837827000</meta:creation-date>
    <meta:generator>LibreOffice/5.1.4.2$MacOSX_X86_64 LibreOffice_project/a2b79effd678115174773cc8f9c66d2b5833e18c</meta:generator>
    <dc:date>2016-11-26T11:53:27.469289000</dc:date>
    <meta:editing-duration>PT3H37M21S</meta:editing-duration>
    <meta:editing-cycles>32</meta:editing-cycles>
    <meta:document-statistic meta:table-count="1" meta:cell-count="162" meta:object-count="0"/>
  </office:meta>
</office:document-meta>
</file>